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F0000005D77C879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2pt" style:font-size-asian="12pt" style:font-size-complex="12pt"/>
    </style:style>
    <style:style style:name="P5" style:family="paragraph" style:parent-style-name="Text_20_body" style:list-style-name="WW8Num1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style:font-size-asian="10.5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h text:style-name="Heading_20_3" text:outline-level="3">U.T. Nº5: <text:span text:style-name="T3">Servicios de correo electrónico</text:span></text:h>
          </table:table-cell>
        </table:table-row>
        <table:table-row>
          <table:table-cell table:style-name="Tabla4.A2" office:value-type="string">
            <text:h text:style-name="Heading_20_5" text:outline-level="5">Horas: 24</text:h>
          </table:table-cell>
        </table:table-row>
        <table:table-row>
          <table:table-cell table:style-name="Tabla4.A2" office:value-type="string">
            <text:h text:style-name="Heading_20_5" text:outline-level="5">Criterios de evaluación</text:h>
          </table:table-cell>
        </table:table-row>
        <table:table-row>
          <table:table-cell table:style-name="Tabla4.A2" office:value-type="string">
            <text:p text:style-name="Text_20_body">a) Se han descrito los diferentes protocolos que intervienen en el envío y recogida del correo electrónico. </text:p>
            <text:p text:style-name="Text_20_body">b) Se ha instalado un servidor de correo electrónico. </text:p>
            <text:p text:style-name="Text_20_body">c) Se han creado cuentas de usuario y verificado el acceso de las mismas. </text:p>
            <text:p text:style-name="Text_20_body">d) Se han definido alias para las cuentas de correo. </text:p>
            <text:p text:style-name="Text_20_body">e) Se han aplicado métodos para impedir usos indebidos del servidor de correo electrónico. </text:p>
            <text:p text:style-name="Text_20_body">f) Se han instalado servicios para permitir la recogida remota del correo existente en los buzones de usuario. </text:p>
            <text:p text:style-name="Text_20_body">g) Se han usado clientes de correo electrónico para enviar y recibir correo. </text:p>
          </table:table-cell>
        </table:table-row>
        <table:table-row>
          <table:table-cell table:style-name="Tabla4.A2" office:value-type="string">
            <text:h text:style-name="Heading_20_5" text:outline-level="5">Contenidos soporte</text:h>
          </table:table-cell>
        </table:table-row>
        <table:table-row>
          <table:table-cell table:style-name="Tabla4.A2" office:value-type="string">
            <text:list xml:id="list1217400115" text:style-name="WW8Num18">
              <text:list-item>
                <text:p text:style-name="P5">Cuentas de correo, alias y buzones de usuario</text:p>
                <text:list>
                  <text:list-item>
                    <text:p text:style-name="P5">Cuentas de correo</text:p>
                  </text:list-item>
                  <text:list-item>
                    <text:p text:style-name="P5">Alias de buzón</text:p>
                  </text:list-item>
                  <text:list-item>
                    <text:p text:style-name="P5">Buzones de usuario</text:p>
                  </text:list-item>
                </text:list>
              </text:list-item>
              <text:list-item>
                <text:p text:style-name="P5">Elementos del servicio de correo electrónico</text:p>
              </text:list-item>
              <text:list-item>
                <text:p text:style-name="P5">Formato de los mensajes de correo electrónico</text:p>
              </text:list-item>
              <text:list-item>
                <text:p text:style-name="P5">Protocolos y servicios de descarga de correo electrónico</text:p>
              </text:list-item>
              <text:list-item>
                <text:p text:style-name="P5">Protocolos y servicios de envío de correo electrónico</text:p>
              </text:list-item>
              <text:list-item>
                <text:p text:style-name="P5">Tipos MIME</text:p>
              </text:list-item>
              <text:list-item>
                <text:p text:style-name="P5">Vulnerabilidades de los servicios de correo electrónico</text:p>
                <text:list>
                  <text:list-item>
                    <text:p text:style-name="P5">Tipos de spam</text:p>
                  </text:list-item>
                  <text:list-item>
                    <text:p text:style-name="P5">Precauciones</text:p>
                  </text:list-item>
                </text:list>
              </text:list-item>
              <text:list-item>
                <text:p text:style-name="P5">Clientes de correo electrónico</text:p>
                <text:list>
                  <text:list-item>
                    <text:p text:style-name="P5"><text:soft-page-break/>Linux</text:p>
                  </text:list-item>
                  <text:list-item>
                    <text:p text:style-name="P5">Windows</text:p>
                  </text:list-item>
                </text:list>
              </text:list-item>
              <text:list-item>
                <text:p text:style-name="P5">Servidores de correo electrónico</text:p>
                <text:list>
                  <text:list-item>
                    <text:p text:style-name="P5">Configuración de alias</text:p>
                  </text:list-item>
                  <text:list-item>
                    <text:p text:style-name="P5">Usos indebidos</text:p>
                  </text:list-item>
                </text:list>
              </text:list-item>
              <text:list-item>
                <text:p text:style-name="P5">Correo seguro</text:p>
                <text:list>
                  <text:list-item>
                    <text:p text:style-name="P5">Firma digital</text:p>
                  </text:list-item>
                  <text:list-item>
                    <text:p text:style-name="P5">Cifrado de mensajes</text:p>
                  </text:list-item>
                </text:list>
              </text:list-item>
              <text:list-item>
                <text:p text:style-name="P5">Webmail</text:p>
              </text:list-item>
            </text:list>
          </table:table-cell>
        </table:table-row>
        <table:table-row>
          <table:table-cell table:style-name="Tabla4.A2" office:value-type="string">
            <text:h text:style-name="Heading_20_5" text:outline-level="5">Contenidos organizadores:</text:h>
          </table:table-cell>
        </table:table-row>
        <table:table-row>
          <table:table-cell table:style-name="Tabla4.A2" office:value-type="string">
            <text:p text:style-name="Text_20_body">Utilización de clientes de webmail</text:p>
            <text:p text:style-name="Text_20_body">Instalación y configuración de clientes de correo</text:p>
            <text:p text:style-name="Text_20_body">Instalación y configuración de servidores de correo</text:p>
            <text:p text:style-name="Text_20_body">Configuración de usuarios y verificación de acceso</text:p>
            <text:p text:style-name="Text_20_body">Configuración de alias para correo electrónic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Times New Roman" style:font-name-asian="Times New Roman" style:font-name-complex="Times New Roman"/>
    </style:style>
    <style:style style:name="WW8Num19z5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Times New Roman" style:font-name-asian="Times New Roman" style:font-name-complex="Times New Roman"/>
    </style:style>
    <style:style style:name="WW8Num18z5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01cm" fo:text-indent="-0.499cm" fo:margin-left="1cm"/>
        </style:list-level-properties>
        <style:text-properties style:font-name="Symbol"/>
      </text:list-level-style-bullet>
      <text:list-level-style-bullet text:level="2" text:style-name="WW8Num19z1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Courier New1"/>
      </text:list-level-style-bullet>
      <text:list-level-style-bullet text:level="3" text:style-name="WW8Num19z2" text:bullet-char="-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Times New Roman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9z5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9z5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0.501cm" fo:text-indent="-0.499cm" fo:margin-left="1cm"/>
        </style:list-level-properties>
        <style:text-properties style:font-name="Symbol"/>
      </text:list-level-style-bullet>
      <text:list-level-style-bullet text:level="2" text:style-name="WW8Num18z1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Courier New1"/>
      </text:list-level-style-bullet>
      <text:list-level-style-bullet text:level="3" text:style-name="WW8Num18z2" text:bullet-char="-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Times New Roman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8z5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8z5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9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Standard"><draw:frame draw:style-name="Mfr1" draw:name="gráficos1" text:anchor-type="as-char" svg:y="-1.76cm" svg:width="1.974cm" svg:height="1.655cm" draw:z-index="1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2"><text:span text:style-name="MT1">Módulo: </text:span><text:span text:style-name="MT2">0228. Aplicaciones WEB</text:span> - APW</text:p>
              <text:p text:style-name="MP2"><text:span text:style-name="MT1">Curso:</text:span>2011-12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1-09T21:37:47</meta:creation-date>
    <dc:date>2012-01-24T17:21:55</dc:date>
    <dc:creator>ivan </dc:creator>
    <meta:editing-duration>PT38M15S</meta:editing-duration>
    <meta:editing-cycles>6</meta:editing-cycles>
    <meta:generator>LibreOffice/3.4$Linux LibreOffice_project/340m1$Build-402</meta:generator>
    <meta:printed-by>ivan </meta:printed-by>
    <meta:print-date>2012-01-24T17:20:00</meta:print-date>
    <meta:document-statistic meta:table-count="2" meta:image-count="1" meta:object-count="0" meta:page-count="2" meta:paragraph-count="44" meta:word-count="264" meta:character-count="1620" meta:non-whitespace-character-count="1413"/>
  </office:meta>
</office:document-meta>
</file>